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3dc5e" officeooo:paragraph-rsid="0013dc5e"/>
    </style:style>
    <style:style style:name="P2" style:family="paragraph" style:parent-style-name="Standard">
      <style:text-properties style:text-underline-style="solid" style:text-underline-width="auto" style:text-underline-color="font-color" fo:font-weight="bold" officeooo:rsid="00128049" officeooo:paragraph-rsid="0012804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3dc5e" officeooo:paragraph-rsid="0013dc5e" style:font-weight-asian="bold" style:font-weight-complex="bold"/>
    </style:style>
    <style:style style:name="P4" style:family="paragraph" style:parent-style-name="Standard">
      <style:text-properties style:text-underline-style="none" officeooo:rsid="00128049" officeooo:paragraph-rsid="00128049"/>
    </style:style>
    <style:style style:name="P5" style:family="paragraph" style:parent-style-name="Standard">
      <style:text-properties style:text-underline-style="none" officeooo:rsid="0013dc5e" officeooo:paragraph-rsid="0013dc5e"/>
    </style:style>
    <style:style style:name="P6" style:family="paragraph" style:parent-style-name="Standard">
      <style:text-properties style:text-underline-style="none" officeooo:rsid="00142b53" officeooo:paragraph-rsid="00142b53"/>
    </style:style>
    <style:style style:name="P7" style:family="paragraph" style:parent-style-name="Standard">
      <style:text-properties style:text-underline-style="none" officeooo:rsid="00142b53" officeooo:paragraph-rsid="00171e69"/>
    </style:style>
    <style:style style:name="P8" style:family="paragraph" style:parent-style-name="Standard">
      <style:text-properties style:text-underline-style="none" officeooo:rsid="00142b53" officeooo:paragraph-rsid="001d721f"/>
    </style:style>
    <style:style style:name="P9" style:family="paragraph" style:parent-style-name="Standard">
      <style:text-properties style:text-underline-style="none" officeooo:rsid="00171e69" officeooo:paragraph-rsid="00171e69"/>
    </style:style>
    <style:style style:name="P10" style:family="paragraph" style:parent-style-name="Standard">
      <style:text-properties style:text-underline-style="none" officeooo:rsid="00171e69" officeooo:paragraph-rsid="001d721f"/>
    </style:style>
    <style:style style:name="P11" style:family="paragraph" style:parent-style-name="Standard">
      <style:text-properties style:text-underline-style="none" officeooo:rsid="001867ec" officeooo:paragraph-rsid="001d721f"/>
    </style:style>
    <style:style style:name="P12" style:family="paragraph" style:parent-style-name="Standard">
      <style:text-properties style:text-underline-style="none" officeooo:rsid="00200acf" officeooo:paragraph-rsid="00200acf"/>
    </style:style>
    <style:style style:name="T1" style:family="text">
      <style:text-properties officeooo:rsid="0013453f"/>
    </style:style>
    <style:style style:name="T2" style:family="text">
      <style:text-properties officeooo:rsid="00142b53"/>
    </style:style>
    <style:style style:name="T3" style:family="text">
      <style:text-properties officeooo:rsid="00159d61"/>
    </style:style>
    <style:style style:name="T4" style:family="text">
      <style:text-properties officeooo:rsid="0016071d"/>
    </style:style>
    <style:style style:name="T5" style:family="text">
      <style:text-properties officeooo:rsid="00171e69"/>
    </style:style>
    <style:style style:name="T6" style:family="text">
      <style:text-properties officeooo:rsid="001b7676"/>
    </style:style>
    <style:style style:name="T7" style:family="text">
      <style:text-properties officeooo:rsid="001d721f"/>
    </style:style>
    <style:style style:name="T8" style:family="text">
      <style:text-properties officeooo:rsid="001e4570"/>
    </style:style>
    <style:style style:name="T9" style:family="text">
      <style:text-properties officeooo:rsid="00202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s that exist currently within the canteen:</text:p>
      <text:p text:style-name="P4"/>
      <text:p text:style-name="P4">1.) Canteen runs out of stock and does not notify users of this.</text:p>
      <text:p text:style-name="P4"/>
      <text:p text:style-name="P4">2.) <text:s/>The cafeteria is currently cash only and does not accept bank cards or electronic payments. </text:p>
      <text:p text:style-name="P4"/>
      <text:p text:style-name="P4"/>
      <text:p text:style-name="P2">Solutions offered by system</text:p>
      <text:p text:style-name="P2"/>
      <text:p text:style-name="P4">1.) Statistics provided by system – i.e. most popular menu and stock items so that the cafeteria manager can be aware of what items shock constantly be in stock. <text:span text:style-name="T2">A report of the meny items sold can also viewed. Graphs can also be viewed for the amount of inventory items used for customizable periods of time.</text:span></text:p>
      <text:p text:style-name="P4"/>
      <text:p text:style-name="P4">2.) The system allows users to have the options of paying on credit or using cash. If the user pays with credit the user can further configure whether the bill will be sent to finance <text:span text:style-name="T1">or to his/her personal email account. If he/she selects to have the bill sent to finance,</text:span> the amount be deducted from the <text:span text:style-name="T1">user's salary.</text:span></text:p>
      <text:p text:style-name="P4"/>
      <text:p text:style-name="P3">Main features</text:p>
      <text:p text:style-name="P1"/>
      <text:p text:style-name="P5">1.) Add to plate, place order and receive notifications by email and on the notifications page stating whether the order is still pending or ready.</text:p>
      <text:p text:style-name="P5"/>
      <text:p text:style-name="P8">2.)<text:span text:style-name="T4">Cafeteria Manager can add menu categories, menu items, inventory items and menu images hence a <text:s/>very dynamic menu system is created.</text:span></text:p>
      <text:p text:style-name="P8"/>
      <text:p text:style-name="P8"><text:span text:style-name="T4">3.) </text:span>Statistical information – <text:span text:style-name="T6">cafeteria manager can:</text:span></text:p>
      <text:p text:style-name="P8">- generate report of menu items sold</text:p>
      <text:p text:style-name="P8">-Display most popular menu items</text:p>
      <text:p text:style-name="P8">-<text:span text:style-name="T3">Display the amount of the inventory items used </text:span></text:p>
      <text:p text:style-name="P10"/>
      <text:p text:style-name="P9"><text:span text:style-name="T7">4.) </text:span>All users can view their own spending history</text:p>
      <text:p text:style-name="P9"/>
      <text:p text:style-name="P7"><text:span text:style-name="T7">5.) Finance manager can g</text:span>enerate invoice of orders placed and the total for a customizable period of time</text:p>
      <text:p text:style-name="P6"/>
      <text:p text:style-name="P6"><text:span text:style-name="T7">6.) A</text:span>uditing features – <text:span text:style-name="T5">superuser can </text:span>view and trace all actions performed on the system.</text:p>
      <text:p text:style-name="P6"/>
      <text:p text:style-name="P9"><text:span text:style-name="T7">7.) </text:span>Superuser can configure maximum user spending limit.</text:p>
      <text:p text:style-name="P9"/>
      <text:p text:style-name="P11"><text:span text:style-name="T7">8.) Cashier can process transactions by marking orders as ready and as “paid”</text:span></text:p>
      <text:p text:style-name="P11"/>
      <text:p text:style-name="P11"><text:span text:style-name="T8">9.) </text:span>Admin features – superuser can assign roles to employees (i.e. the roles of finance manager, cafeteria manager, cashier and user), remove employees from the system, change employee Ids, set the system maximum spending limit, </text:p>
      <text:p text:style-name="P9"/>
      <text:p text:style-name="P9"><text:span text:style-name="T8">10.) </text:span>Branding features – change canteen name, colour scheme of the system, contact information, <text:span text:style-name="T9">picture carousel on home page</text:span></text:p>
      <text:p text:style-name="P9"/>
      <text:p text:style-name="P9"><text:span text:style-name="T8">11.) </text:span>Help alerts on each page – to add extra information regarding various actions that can be performed on the different pages.</text:p>
      <text:p text:style-name="P9"><text:soft-page-break/></text:p>
      <text:p text:style-name="P12">12.) Other: forgot password, change password, edit profile, sign up, sign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23:18:20.680697400</meta:creation-date>
    <dc:date>2015-10-14T23:45:03.345550467</dc:date>
    <meta:editing-duration>PT20M46S</meta:editing-duration>
    <meta:editing-cycles>17</meta:editing-cycles>
    <meta:generator>LibreOffice/4.2.4.2$Linux_X86_64 LibreOffice_project/420m0$Build-2</meta:generator>
    <meta:document-statistic meta:table-count="0" meta:image-count="0" meta:object-count="0" meta:page-count="2" meta:paragraph-count="22" meta:word-count="375" meta:character-count="2264" meta:non-whitespace-character-count="1899"/>
  </office:meta>
</office:document-meta>
</file>